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number-columns-repeated="11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Individui(microscopico)</text:p>
          </table:table-cell>
          <table:table-cell table:number-columns-repeated="11"/>
          <table:table-cell table:style-name="ce1" office:value-type="string">
            <text:p>Individui(macroscopico)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number-columns-repeated="2"/>
          <table:table-cell>
            <draw:frame table:end-cell-address="Foglio1.K21" table:end-x="0.236cm" table:end-y="0.395cm" draw:z-index="0" draw:style-name="gr1" svg:width="16.006cm" svg:height="8.976cm" svg:x="0.037cm" svg:y="0cm">
              <draw:object draw:notify-on-update-of-ranges="Foglio1.A2:Foglio1.A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number-columns-repeated="11"/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11"/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11"/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11"/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11"/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11"/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11"/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number-columns-repeated="11"/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11"/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11"/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11"/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11"/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number-columns-repeated="11"/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11"/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number-columns-repeated="11"/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11"/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11"/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11"/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11"/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11"/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11"/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  <table:table-cell>
            <draw:frame table:end-cell-address="Foglio1.K44" table:end-x="0.616cm" table:end-y="0.339cm" draw:z-index="1" draw:style-name="gr1" svg:width="16.006cm" svg:height="8.976cm" svg:x="0.417cm" svg:y="0.395cm">
              <draw:object draw:notify-on-update-of-ranges="Foglio1.M2:Foglio1.M8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11"/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11"/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11"/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11"/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11"/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11"/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11"/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11"/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11"/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11"/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11"/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11"/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11"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11"/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11"/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11"/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11"/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11"/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11"/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11"/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11"/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11"/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11"/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11"/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11"/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11"/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11"/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11"/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11"/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11"/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11"/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11"/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11"/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11"/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11"/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11"/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11"/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11"/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11"/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11"/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11"/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11"/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11"/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11"/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11"/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11"/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11"/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11"/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11"/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11"/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11"/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11"/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11"/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11"/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11"/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11"/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11"/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12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9/01/2014</text:date>, <text:time>10.35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Del Corto</meta:initial-creator>
    <meta:creation-date>2013-12-18T20:27:01.36</meta:creation-date>
    <dc:date>2014-01-09T10:35:25.57</dc:date>
    <meta:editing-duration>PT1H3M28S</meta:editing-duration>
    <meta:editing-cycles>3</meta:editing-cycles>
    <meta:generator>OpenOffice.org/3.3$Win32 OpenOffice.org_project/330m20$Build-9567</meta:generator>
    <meta:document-statistic meta:table-count="3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77cm" xlink:href=".." xlink:type="simple" chart:class="chart:line" chart:style-name="ch1">
        <chart:title svg:x="5.843cm" svg:y="0.315cm" chart:style-name="ch2">
          <text:p>Grafico microscopico</text:p>
        </chart:title>
        <chart:legend chart:legend-position="end" svg:x="13.61cm" svg:y="4.18cm" chart:style-name="ch3"/>
        <chart:plot-area chart:style-name="ch4" table:cell-range-address="Foglio1.A2:Foglio1.A82" svg:x="0.77cm" svg:y="1.631cm" svg:width="12.2cm" svg:height="6.747cm">
          <chartooo:coordinate-region svg:x="1.762cm" svg:y="1.843cm" svg:width="11.021cm" svg:height="5.4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A2:Foglio1.A82" chart:class="chart:line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1">
                <text:p>1051</text:p>
                <draw:g>
                  <svg:desc>Foglio1.A2:Foglio1.A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77cm" xlink:href=".." xlink:type="simple" chart:class="chart:line" chart:style-name="ch1">
        <chart:title svg:x="1.093cm" svg:y="0.315cm" chart:style-name="ch2">
          <text:p>Grafico macroscopico(costante globale maggiore di 0 e alfa = a 0,002)</text:p>
        </chart:title>
        <chart:legend chart:legend-position="end" svg:x="13.558cm" svg:y="4.18cm" chart:style-name="ch3"/>
        <chart:plot-area chart:style-name="ch4" table:cell-range-address="Foglio1.M2:Foglio1.M81" svg:x="0.77cm" svg:y="1.631cm" svg:width="12.148cm" svg:height="6.747cm">
          <chartooo:coordinate-region svg:x="1.577cm" svg:y="1.843cm" svg:width="11.296cm" svg:height="5.4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M2:Foglio1.M81" chart:class="chart:line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">
                <text:p>104</text:p>
                <draw:g>
                  <svg:desc>Foglio1.M2:Foglio1.M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2">
                <text:p>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